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Calibri" fo:font-size="12pt" officeooo:rsid="000c725f" officeooo:paragraph-rsid="000c725f" style:font-size-asian="10.5pt" style:font-size-complex="12pt"/>
    </style:style>
    <style:style style:name="P2" style:family="paragraph" style:parent-style-name="Standard" style:list-style-name="L1">
      <style:text-properties style:font-name="Calibri" fo:font-size="12pt" officeooo:rsid="000fcc1d" officeooo:paragraph-rsid="000fcc1d" style:font-size-asian="10.5pt" style:font-size-complex="12pt"/>
    </style:style>
    <style:style style:name="P3" style:family="paragraph" style:parent-style-name="Standard" style:list-style-name="L1">
      <style:text-properties style:font-name="Calibri" fo:font-size="12pt" officeooo:rsid="00121f99" officeooo:paragraph-rsid="00121f99" style:font-size-asian="10.5pt" style:font-size-complex="12pt"/>
    </style:style>
    <style:style style:name="P4" style:family="paragraph" style:parent-style-name="Standard">
      <style:text-properties style:font-name="Calibri" fo:font-size="12pt" officeooo:rsid="00121f99" officeooo:paragraph-rsid="00121f99" style:font-size-asian="10.5pt" style:font-size-complex="12pt"/>
    </style:style>
    <style:style style:name="P5" style:family="paragraph" style:parent-style-name="Standard" style:list-style-name="L1">
      <style:text-properties style:font-name="Calibri" fo:font-size="12pt" officeooo:rsid="0013b1dc" officeooo:paragraph-rsid="0013b1dc" style:font-size-asian="10.5pt" style:font-size-complex="12pt"/>
    </style:style>
    <style:style style:name="P6" style:family="paragraph" style:parent-style-name="Standard">
      <style:text-properties style:font-name="Calibri" fo:font-size="12pt" officeooo:rsid="0013b1dc" officeooo:paragraph-rsid="0013b1dc" style:font-size-asian="10.5pt" style:font-size-complex="12pt"/>
    </style:style>
    <style:style style:name="P7" style:family="paragraph" style:parent-style-name="Standard">
      <style:text-properties style:font-name="Calibri" fo:font-size="12pt" officeooo:rsid="0013c3d3" officeooo:paragraph-rsid="0013c3d3" style:font-size-asian="10.5pt" style:font-size-complex="12pt"/>
    </style:style>
    <style:style style:name="T1" style:family="text">
      <style:text-properties officeooo:rsid="0013c3d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02300216" text:style-name="L1">
        <text:list-item>
          <text:p text:style-name="P1">Rust indents in 4 spaces instead of 3</text:p>
        </text:list-item>
        <text:list-item>
          <text:p text:style-name="P1">println!(“Hello World”) -! is used only in case of rust macros, <text:span text:style-name="T1">whereas</text:span> in-case of functions it is removed</text:p>
        </text:list-item>
        <text:list-item>
          <text:p text:style-name="P1">$ <text:s/>rustc &lt;name&gt;.rs <text:s text:c="2"/>[compiles]</text:p>
        </text:list-item>
        <text:list-item>
          <text:p text:style-name="P1">$ <text:s/>.\&lt;name&gt;.exe <text:s text:c="6"/>[executes]</text:p>
          <text:p text:style-name="P1"/>
        </text:list-item>
        <text:list-item>
          <text:p text:style-name="P2">$ <text:s/>cargo new &lt;name&gt; <text:s text:c="2"/>[creates a binary application package}</text:p>
        </text:list-item>
        <text:list-item>
          <text:p text:style-name="P3">$ <text:s/>cargo build <text:tab/> <text:s text:c="14"/>[creates an executable file in target/build/]</text:p>
        </text:list-item>
        <text:list-item>
          <text:p text:style-name="P3">$ <text:s/>cargo run <text:s/><text:tab/> <text:s text:c="14"/>[compiles and runs the executable in one command and stores in target/debug]</text:p>
        </text:list-item>
        <text:list-item>
          <text:p text:style-name="P3">$ <text:s/>cargo check <text:tab/> <text:s/>[checks whether the code compiles, but doesn’t run it]</text:p>
        </text:list-item>
        <text:list-item>
          <text:p text:style-name="P3">$ <text:s/>cargo build –release [builds with optimizations and stores in target/release]</text:p>
        </text:list-item>
      </text:list>
      <text:p text:style-name="P4"/>
      <text:list xml:id="list230358356385482" text:continue-numbering="true" text:style-name="L1">
        <text:list-item>
          <text:p text:style-name="P5">fn main(&lt;parameteres&gt;){ &lt;function&gt;} - fn syntax declares a new function, </text:p>
        </text:list-item>
      </text:list>
      <text:p text:style-name="P6"/>
      <text:list xml:id="list230358397214432" text:continue-numbering="true" text:style-name="L1">
        <text:list-item>
          <text:p text:style-name="P5">// - single line comment in rust</text:p>
        </text:list-item>
        <text:list-item>
          <text:p text:style-name="P5">In Rust, variables are immutable by default</text:p>
        </text:list-item>
      </text:list>
      <text:p text:style-name="P6"/>
      <text:p text:style-name="P7">use std::io;<text:tab/><text:tab/><text:tab/><text:tab/><text:tab/><text:tab/><text:tab/><text:tab/><text:tab/>1</text:p>
      <text:p text:style-name="P7">fn main(){</text:p>
      <text:p text:style-name="P7"><text:tab/>println!(“Guess the number”);<text:tab/><text:tab/><text:tab/><text:tab/><text:tab/></text:p>
      <text:p text:style-name="P7"><text:tab/>let mut guess = String::new();<text:tab/><text:tab/><text:tab/><text:tab/><text:tab/>2</text:p>
      <text:p text:style-name="P7"><text:tab/>io::stdin.read_line(&amp;mut guess).expect(“Failed to read line”);<text:tab/>3</text:p>
      <text:p text:style-name="P7"><text:tab/>println!(“you guessed : {}”,guess);<text:tab/><text:tab/><text:tab/><text:tab/><text:tab/>4</text:p>
      <text:p text:style-name="P7">}</text:p>
      <text:p text:style-name="P7"/>
      <text:p text:style-name="P7">1. using io (input/output function) from std (standard library) by explicit calling.</text:p>
      <text:p text:style-name="P7">2. creates a mutable (mut) variable and assigns an empty string data type to it using new which is an associated function of String type.</text:p>
      <text:p text:style-name="P7">3. <text:s/>“&amp;” creates a reference to the guess variable which allows multiple parts of code to access the data without needing to copy the data into memory multiple times. “&amp; mut guess” is used instead of “&amp; guess” in-order to make it mutable.</text:p>
      <text:p text:style-name="P7">4. {} - act as place holders and the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21:05:05.522000000</meta:creation-date>
    <dc:date>2023-09-11T23:03:46.274000000</dc:date>
    <meta:editing-duration>PT1H1M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4" meta:word-count="241" meta:character-count="1469" meta:non-whitespace-character-count="1184"/>
  </office:meta>
</office:document-meta>
</file>